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1509432054.png" manifest:media-type="image/png"/>
  <manifest:file-entry manifest:full-path="Pictures/10000201000001F400000168F2C26F32.png" manifest:media-type="image/png"/>
  <manifest:file-entry manifest:full-path="Pictures/10000201000001F400000139DB623BD2.png" manifest:media-type="image/png"/>
  <manifest:file-entry manifest:full-path="Pictures/10000201000001F400000147D4C91F48.png" manifest:media-type="image/png"/>
  <manifest:file-entry manifest:full-path="Pictures/10000201000001F40000013809807A2A.png" manifest:media-type="image/png"/>
  <manifest:file-entry manifest:full-path="Pictures/1000020100000186000000F0A442000B.png" manifest:media-type="image/png"/>
  <manifest:file-entry manifest:full-path="Pictures/10000201000001F4000001AF4C9B5FEA.png" manifest:media-type="image/png"/>
  <manifest:file-entry manifest:full-path="Pictures/10000201000001B9000000EAA1CFCE3C.png" manifest:media-type="image/png"/>
  <manifest:file-entry manifest:full-path="Pictures/10000201000000E5000000BA5EA7F2FB.png" manifest:media-type="image/png"/>
  <manifest:file-entry manifest:full-path="Pictures/10000201000001BD000001363A798CFD.png" manifest:media-type="image/png"/>
  <manifest:file-entry manifest:full-path="Pictures/10000201000001F4000000DFED6BB6DE.png" manifest:media-type="image/png"/>
  <manifest:file-entry manifest:full-path="Pictures/1000020100000136000000F57E80E182.png" manifest:media-type="image/png"/>
  <manifest:file-entry manifest:full-path="Pictures/10000201000001F4000000DEF4609519.png" manifest:media-type="image/png"/>
  <manifest:file-entry manifest:full-path="Pictures/10000201000001F4000000DF3F2D5EF0.png" manifest:media-type="image/png"/>
  <manifest:file-entry manifest:full-path="Pictures/10000201000001F4000001CC13070E02.png" manifest:media-type="image/png"/>
  <manifest:file-entry manifest:full-path="Pictures/1000020100000135000000BB882BF3AA.png" manifest:media-type="image/png"/>
  <manifest:file-entry manifest:full-path="Pictures/10000201000001F40000023392F61B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对比与SVN等:</text:p>
              </text:list-header>
              <text:list-item>
                <text:p>文件快照</text:p>
              </text:list-item>
              <text:list-item>
                <text:p>分布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分布式</text:p>
                <text:p/>
              </text:list-item>
              <text:list-item>
                <text:p><text:span text:style-name="T1">大部分操作在本机进行</text:span></text:p>
              </text:list-item>
              <text:list-item>
                <text:p><text:span text:style-name="T1">大部分操作可离线</text:span></text:p>
                <text:p/>
              </text:list-item>
            </text:list>
          </draw:text-box>
        </draw:frame>
        <draw:frame draw:style-name="gr2" draw:text-style-name="P1" draw:layer="layout" svg:width="8.6cm" svg:height="9.2cm" svg:x="16.2cm" svg:y="7.8cm">
          <draw:image xlink:href="Pictures/10000201000001F40000023392F61B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文件快照</text:p>
                <text:p><text:span text:style-name="T1"/></text:p>
              </text:list-item>
              <text:list-item>
                <text:p><text:span text:style-name="T1">时刻保证数据完整</text:span><text:span text:style-name="T1">:SHA1</text:span></text:p>
              </text:list-item>
              <text:list-item>
                <text:p><text:span text:style-name="T1">大部分操作在本机进行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1" draw:layer="layout" svg:width="13.228cm" svg:height="5.899cm" svg:x="10.8cm" svg:y="4.701cm">
          <draw:image xlink:href="Pictures/10000201000001F4000000DF3F2D5EF0.png" xlink:type="simple" xlink:show="embed" xlink:actuate="onLoad">
            <text:p/>
          </draw:image>
        </draw:frame>
        <draw:frame draw:style-name="gr2" draw:text-style-name="P1" draw:layer="layout" svg:width="13.228cm" svg:height="5.873cm" svg:x="10.8cm" svg:y="13.2cm">
          <draw:image xlink:href="Pictures/10000201000001F4000000DEF46095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原理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文件状态</text:p>
                <text:p><text:span text:style-name="T1"/></text:p>
                <text:p><text:span text:style-name="T1">已提交</text:span></text:p>
                <text:p><text:span text:style-name="T1">已暂存</text:span></text:p>
                <text:p><text:span text:style-name="T1">已修改</text:span></text:p>
              </text:list-item>
            </text:list>
          </draw:text-box>
        </draw:frame>
        <draw:frame draw:style-name="gr2" draw:text-style-name="P1" draw:layer="layout" svg:width="12cm" svg:height="10.2cm" svg:x="12.2cm" svg:y="6.4cm">
          <draw:image xlink:href="Pictures/10000201000001F4000001CC13070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3.228cm" svg:height="5.899cm" svg:x="7.372cm" svg:y="5.301cm">
          <draw:image xlink:href="Pictures/10000201000001F4000000DFED6BB6DE.png" xlink:type="simple" xlink:show="embed" xlink:actuate="onLoad">
            <text:p/>
          </draw:image>
        </draw:frame>
        <draw:frame draw:style-name="gr2" draw:text-style-name="P1" draw:layer="layout" svg:width="10.2cm" svg:height="6.4cm" svg:x="9.6cm" svg:y="13cm">
          <draw:image xlink:href="Pictures/10000201000001BD000001363A798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新建分支</text:p>
              </text:list-item>
            </text:list>
          </draw:text-box>
        </draw:frame>
        <draw:frame draw:style-name="gr2" draw:text-style-name="P1" draw:layer="layout" svg:width="6.058cm" svg:height="4.92cm" svg:x="17.542cm" svg:y="6.68cm">
          <draw:image xlink:href="Pictures/10000201000000E5000000BA5EA7F2FB.png" xlink:type="simple" xlink:show="embed" xlink:actuate="onLoad">
            <text:p/>
          </draw:image>
        </draw:frame>
        <draw:frame draw:style-name="gr2" draw:text-style-name="P1" draw:layer="layout" svg:width="8.175cm" svg:height="4.947cm" svg:x="15.825cm" svg:y="13.653cm">
          <draw:image xlink:href="Pictures/1000020100000135000000BB882BF3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合并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1.667cm" svg:height="6.19cm" svg:x="10.133cm" svg:y="12.81cm">
          <draw:image xlink:href="Pictures/10000201000001B9000000EAA1CFCE3C.png" xlink:type="simple" xlink:show="embed" xlink:actuate="onLoad">
            <text:p/>
          </draw:image>
        </draw:frame>
        <draw:frame draw:style-name="gr2" draw:text-style-name="P1" draw:layer="layout" svg:width="9.628cm" svg:height="8.3cm" svg:x="11.572cm" svg:y="3.9cm">
          <draw:image xlink:href="Pictures/10000201000001F4000001AF4C9B5F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衍合</text:p>
              </text:list-item>
            </text:list>
          </draw:text-box>
        </draw:frame>
        <draw:frame draw:style-name="gr2" draw:text-style-name="P1" draw:layer="layout" svg:width="8.201cm" svg:height="6.481cm" svg:x="14cm" svg:y="11.6cm">
          <draw:image xlink:href="Pictures/1000020100000136000000F57E80E182.png" xlink:type="simple" xlink:show="embed" xlink:actuate="onLoad">
            <text:p/>
          </draw:image>
        </draw:frame>
        <draw:frame draw:style-name="gr2" draw:text-style-name="P1" draw:layer="layout" svg:width="10.318cm" svg:height="6.349cm" svg:x="12.2cm" svg:y="4.343cm">
          <draw:image xlink:href="Pictures/1000020100000186000000F0A44200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分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拣选</text:p>
              </text:list-item>
            </text:list>
          </draw:text-box>
        </draw:frame>
        <draw:frame draw:style-name="gr2" draw:text-style-name="P1" draw:layer="layout" svg:width="13.228cm" svg:height="8.254cm" svg:x="0.6cm" svg:y="7.946cm">
          <draw:image xlink:href="Pictures/10000201000001F40000013809807A2A.png" xlink:type="simple" xlink:show="embed" xlink:actuate="onLoad">
            <text:p/>
          </draw:image>
        </draw:frame>
        <draw:frame draw:style-name="gr2" draw:text-style-name="P1" draw:layer="layout" svg:width="13.228cm" svg:height="8.28cm" svg:x="14.4cm" svg:y="7.92cm">
          <draw:image xlink:href="Pictures/10000201000001F400000139DB623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简单工程</text:p>
              </text:list-item>
            </text:list>
          </draw:text-box>
        </draw:frame>
        <draw:frame draw:style-name="gr2" draw:text-style-name="P1" draw:layer="layout" svg:width="11.2cm" svg:height="8.124cm" svg:x="1.6cm" svg:y="7cm">
          <draw:image xlink:href="Pictures/10000201000001F400000168F2C26F32.png" xlink:type="simple" xlink:show="embed" xlink:actuate="onLoad">
            <text:p/>
          </draw:image>
        </draw:frame>
        <draw:frame draw:style-name="gr2" draw:text-style-name="P1" draw:layer="layout" svg:width="12.028cm" svg:height="7.6cm" svg:x="14.372cm" svg:y="7.8cm">
          <draw:image xlink:href="Pictures/10000201000001F400000147D4C91F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9.303cm" svg:height="10.29cm" svg:x="6.297cm" svg:y="7cm">
          <draw:image xlink:href="Pictures/10000201000001F400000115094320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3.228cm" svg:height="8.254cm" svg:x="0.572cm" svg:y="8.346cm">
          <draw:image xlink:href="Pictures/10000201000001F40000013809807A2A.png" xlink:type="simple" xlink:show="embed" xlink:actuate="onLoad">
            <text:p/>
          </draw:image>
        </draw:frame>
        <draw:frame draw:style-name="gr2" draw:text-style-name="P1" draw:layer="layout" svg:width="13.228cm" svg:height="8.28cm" svg:x="14.372cm" svg:y="8.32cm">
          <draw:image xlink:href="Pictures/10000201000001F400000139DB623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5:35:56.400726572</meta:creation-date>
    <dc:date>2016-01-22T11:36:47.703906258</dc:date>
    <meta:editing-duration>PT2H8M15S</meta:editing-duration>
    <meta:editing-cycles>21</meta:editing-cycles>
    <meta:generator>LibreOffice/4.2.8.2$Linux_X86_64 LibreOffice_project/420m0$Build-2</meta:generator>
    <meta:document-statistic meta:object-count="90"/>
  </office:meta>
</office:document-meta>
</file>